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11371" officeooo:paragraph-rsid="00111371"/>
    </style:style>
    <style:style style:name="P2" style:family="paragraph" style:parent-style-name="Table_20_Contents">
      <style:text-properties officeooo:rsid="00111371" officeooo:paragraph-rsid="001113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1</text:p>
          </table:table-cell>
          <table:table-cell table:style-name="Table1.B1" office:value-type="string">
            <text:p text:style-name="P2">b1</text:p>
          </table:table-cell>
        </table:table-row>
      </table:table>
      <text:p text:style-name="P1">af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4-03-13T10:52:50.096489110</meta:creation-date>
    <dc:date>2014-03-13T11:36:21.775450462</dc:date>
    <dc:creator>Miklos Vajna</dc:creator>
    <meta:editing-duration>P0D</meta:editing-duration>
    <meta:editing-cycles>4</meta:editing-cycles>
    <meta:generator>LibreOfficeDev/4.3.0.0.alpha0$Linux_X86_64 LibreOffice_project/7ded624676d623544ddbc86cdfbb25093bca5c5c</meta:generator>
    <meta:document-statistic meta:table-count="1" meta:image-count="0" meta:object-count="0" meta:page-count="1" meta:paragraph-count="3" meta:word-count="3" meta:character-count="9" meta:non-whitespace-character-count="9"/>
  </office:meta>
</office:document-meta>
</file>